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90000001442428AD9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3cm" svg:x="0cm" svg:y="2.4cm">
          <draw:image xlink:href="Pictures/1000000000000390000001442428AD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7T14:27:04</meta:creation-date>
    <dc:date>2013-01-27T14:27:57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